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Text_20_body" style:list-style-name="L2">
      <style:paragraph-properties fo:margin-top="0in" fo:margin-bottom="0in"/>
    </style:style>
    <style:style style:name="P11" style:family="paragraph" style:parent-style-name="Text_20_body" style:list-style-name="L3">
      <style:paragraph-properties fo:margin-top="0in" fo:margin-bottom="0in"/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Text_20_body" style:list-style-name="L6">
      <style:paragraph-properties fo:margin-top="0in" fo:margin-bottom="0in"/>
    </style:style>
    <style:style style:name="P15" style:family="paragraph" style:parent-style-name="Text_20_body" style:list-style-name="L7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полный список терминов, понятий и их описание, по категориям, для разработчика wordpress</text:p>
      <text:p text:style-name="Standard">ChatGPT</text:p>
      <text:p text:style-name="P1">ChatGPT</text:p>
      <text:p text:style-name="Text_20_body">Конечно, вот полный список терминов и понятий для разработчика WordPress, разбитый по категориям:</text:p>
      <text:h text:style-name="Heading_20_3" text:outline-level="3">Ядро WordPress:</text:h>
      <text:list xml:id="list9125171075481924054" text:style-name="L1">
        <text:list-item>
          <text:p text:style-name="P9"><text:span text:style-name="Strong_20_Emphasis">WordPress Core (Ядро WordPress)</text:span>: Основной код и функциональность WordPress.</text:p>
        </text:list-item>
        <text:list-item>
          <text:p text:style-name="P9"><text:span text:style-name="Strong_20_Emphasis">Хуки (Hooks)</text:span>: Точки в коде, к которым можно привязать свои функции для выполнения определенных действий.</text:p>
        </text:list-item>
        <text:list-item>
          <text:p text:style-name="P2"><text:span text:style-name="Strong_20_Emphasis">Фильтры (Filters)</text:span>: Функции, которые могут модифицировать данные до их вывода.</text:p>
        </text:list-item>
      </text:list>
      <text:h text:style-name="Heading_20_3" text:outline-level="3">Темизация (Theme Development):</text:h>
      <text:list xml:id="list5251341285886016350" text:style-name="L2">
        <text:list-item>
          <text:p text:style-name="P10"><text:span text:style-name="Strong_20_Emphasis">Тема (Theme)</text:span>: Набор файлов, определяющих внешний вид и макет сайта.</text:p>
        </text:list-item>
        <text:list-item>
          <text:p text:style-name="P10"><text:span text:style-name="Strong_20_Emphasis">Шаблоны (Templates)</text:span>: Файлы, определяющие структуру различных типов страниц и постов.</text:p>
        </text:list-item>
        <text:list-item>
          <text:p text:style-name="P10"><text:span text:style-name="Strong_20_Emphasis">Структура темы (Theme Structure)</text:span>: Организация файлов и каталогов внутри темы.</text:p>
        </text:list-item>
        <text:list-item>
          <text:p text:style-name="P10"><text:span text:style-name="Strong_20_Emphasis">Страница стилей (Stylesheet)</text:span>: Файл CSS, определяющий стили сайта.</text:p>
        </text:list-item>
        <text:list-item>
          <text:p text:style-name="P3"><text:span text:style-name="Strong_20_Emphasis">Функции темы (Theme Functions)</text:span>: PHP-функции, определяющие поведение темы.</text:p>
        </text:list-item>
      </text:list>
      <text:h text:style-name="Heading_20_3" text:outline-level="3">Разработка плагинов (Plugin Development):</text:h>
      <text:list xml:id="list857416255214061734" text:style-name="L3">
        <text:list-item>
          <text:p text:style-name="P11"><text:span text:style-name="Strong_20_Emphasis">Плагин (Plugin)</text:span>: Дополнение, расширяющее функциональность WordPress.</text:p>
        </text:list-item>
        <text:list-item>
          <text:p text:style-name="P11"><text:span text:style-name="Strong_20_Emphasis">API WordPress</text:span>: Набор функций и хуков, предоставляющих доступ к ядру WordPress.</text:p>
        </text:list-item>
        <text:list-item>
          <text:p text:style-name="P11"><text:span text:style-name="Strong_20_Emphasis">Пользовательские типы контента (Custom Post Types)</text:span>: Собственные типы постов, определенные разработчиком.</text:p>
        </text:list-item>
        <text:list-item>
          <text:p text:style-name="P4"><text:span text:style-name="Strong_20_Emphasis">Метабоксы (Metaboxes)</text:span>: Дополнительные поля для редактирования контента на страницах редактирования постов.</text:p>
        </text:list-item>
      </text:list>
      <text:h text:style-name="Heading_20_3" text:outline-level="3">База данных и API:</text:h>
      <text:list xml:id="list3433345346916056537" text:style-name="L4">
        <text:list-item>
          <text:p text:style-name="P12"><text:span text:style-name="Strong_20_Emphasis">База данных (Database)</text:span>: Хранит данные сайта, такие как посты, страницы, комментарии и настройки.</text:p>
        </text:list-item>
        <text:list-item>
          <text:p text:style-name="P12"><text:span text:style-name="Strong_20_Emphasis">WP_Query</text:span>: Класс WordPress для выполнения запросов к базе данных и получения контента.</text:p>
        </text:list-item>
        <text:list-item>
          <text:p text:style-name="P5"><text:span text:style-name="Strong_20_Emphasis">REST API</text:span>: Интерфейс для взаимодействия с WordPress с помощью HTTP-запросов.</text:p>
        </text:list-item>
      </text:list>
      <text:h text:style-name="Heading_20_3" text:outline-level="3">Оптимизация и безопасность:</text:h>
      <text:list xml:id="list2991025996019698240" text:style-name="L5">
        <text:list-item>
          <text:p text:style-name="P13"><text:span text:style-name="Strong_20_Emphasis">Оптимизация производительности (Performance Optimization)</text:span>: Меры для улучшения скорости загрузки сайта.</text:p>
        </text:list-item>
        <text:list-item>
          <text:p text:style-name="P6"><text:span text:style-name="Strong_20_Emphasis">Защита от атак (Security)</text:span>: Методы и плагины для защиты сайта от взлома и злоумышленных атак.</text:p>
        </text:list-item>
      </text:list>
      <text:h text:style-name="Heading_20_3" text:outline-level="3">SEO и аналитика:</text:h>
      <text:list xml:id="list3983076236765153125" text:style-name="L6">
        <text:list-item>
          <text:p text:style-name="P14"><text:span text:style-name="Strong_20_Emphasis">Поисковая оптимизация (SEO)</text:span>: Методы для улучшения видимости сайта в поисковых системах.</text:p>
        </text:list-item>
        <text:list-item>
          <text:p text:style-name="P7"><text:span text:style-name="Strong_20_Emphasis">Аналитика (Analytics)</text:span>: Инструменты для отслеживания и анализа посещаемости <text:soft-page-break/>сайта.</text:p>
        </text:list-item>
      </text:list>
      <text:h text:style-name="Heading_20_3" text:outline-level="3">Другие понятия:</text:h>
      <text:list xml:id="list3665171525642381892" text:style-name="L7">
        <text:list-item>
          <text:p text:style-name="P15"><text:span text:style-name="Strong_20_Emphasis">Роль и права доступа (Roles and Capabilities)</text:span>: Система, определяющая различные уровни доступа пользователей к функциональности сайта.</text:p>
        </text:list-item>
        <text:list-item>
          <text:p text:style-name="P15"><text:span text:style-name="Strong_20_Emphasis">Кэширование (Caching)</text:span>: Механизм сохранения временных копий страниц для улучшения производительности.</text:p>
        </text:list-item>
        <text:list-item>
          <text:p text:style-name="P15"><text:span text:style-name="Strong_20_Emphasis">Мультисайт (Multisite)</text:span>: Возможность управления несколькими сайтами из одной установки WordPress.</text:p>
        </text:list-item>
        <text:list-item>
          <text:p text:style-name="P15"><text:span text:style-name="Strong_20_Emphasis">Интеграция социальных сетей (Social Media Integration)</text:span>: Добавление функциональности для взаимодействия с социальными сетями.</text:p>
        </text:list-item>
        <text:list-item>
          <text:p text:style-name="P8"><text:span text:style-name="Strong_20_Emphasis">Локализация (Localization)</text:span>: Адаптация сайта для различных языков и региональных настроек.</text:p>
        </text:list-item>
      </text:list>
      <text:p text:style-name="Text_20_body">Этот список поможет разработчику WordPress лучше понять ключевые концепции и терминологию этой платформы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14$Win32 OpenOffice.org_project/4114m1$Build-9811</meta:generator>
    <dc:date>2024-05-01T21:24:22.65</dc:date>
    <meta:document-statistic meta:table-count="0" meta:image-count="0" meta:object-count="0" meta:page-count="2" meta:paragraph-count="36" meta:word-count="344" meta:character-count="2659"/>
    <dc:creator>Dima Wide</dc:creator>
    <meta:user-defined meta:name="Info 1"/>
    <meta:user-defined meta:name="Info 2"/>
    <meta:user-defined meta:name="Info 3"/>
    <meta:user-defined meta:name="Info 4"/>
  </office:meta>
</office:document-meta>
</file>